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201.46pt"/>
    </style:style>
    <style:style style:name="co4" style:family="table-column">
      <style:table-column-properties fo:break-before="auto" style:column-width="108.0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27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style:text-position="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pt"/>
      <style:text-properties style:text-position="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 style:text-position=""/>
    </style:style>
    <style:style style:name="ce4" style:family="table-cell" style:parent-style-name="Default">
      <style:table-cell-properties fo:background-color="#999999"/>
      <style:text-properties style:text-position=""/>
    </style:style>
    <style:style style:name="ce5" style:family="table-cell" style:parent-style-name="Default">
      <style:table-cell-properties fo:background-color="#ffff99"/>
      <style:text-properties style:text-position="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10" style:family="table-cell" style:parent-style-name="Default">
      <style:table-cell-properties fo:background-color="#999999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3" office:value-type="string" calcext:value-type="string">
            <text:p>The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B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lueberry Burroughs</text:p>
          </table:table-cell>
          <table:table-cell office:value-type="string" calcext:value-type="string">
            <text:p>Stormy Streets</text:p>
          </table:table-cell>
          <table:table-cell office:value-type="string" calcext:value-type="string">
            <text:p>Citric Acid City</text:p>
          </table:table-cell>
          <table:table-cell table:style-name="ce5" office:value-type="string" calcext:value-type="string">
            <text:p>Rooftop Rumbl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5" office:value-type="string" calcext:value-type="string">
            <text:p>Bough Down</text:p>
          </table:table-cell>
          <table:table-cell table:style-name="ce5" office:value-type="string" calcext:value-type="string">
            <text:p>Freaky Forest</text:p>
          </table:table-cell>
          <table:table-cell office:value-type="string" calcext:value-type="string">
            <text:p>Windy Wood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Minty Mines</text:p>
          </table:table-cell>
          <table:table-cell office:value-type="string" calcext:value-type="string">
            <text:p>Grotto Lot o' Gloom</text:p>
          </table:table-cell>
          <table:table-cell table:style-name="ce5" office:value-type="string" calcext:value-type="string">
            <text:p>Curse o' th'Ladder-Splayed Caves</text:p>
          </table:table-cell>
          <table:table-cell table:style-name="ce5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, Drought Desert</text:p>
          </table:table-cell>
          <table:table-cell office:value-type="string" calcext:value-type="string">
            <text:p>Cold Comfort Canyon</text:p>
          </table:table-cell>
          <table:table-cell table:style-name="ce5" office:value-type="string" calcext:value-type="string">
            <text:p>Pepperoncini Pyramid</text:p>
          </table:table-cell>
          <table:table-cell table:style-name="ce5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Milky Mountains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table:style-name="ce5" office:value-type="string" calcext:value-type="string">
            <text:p>Value Valhalla</text:p>
          </table:table-cell>
          <table:table-cell office:value-type="string" calcext:value-type="string">
            <text:p>Hoot Chutes</text:p>
          </table:table-cell>
          <table:table-cell office:value-type="string" calcext:value-type="string">
            <text:p>Crying Lightning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table:style-name="Default" office:value-type="string" calcext:value-type="string">
            <text:p>Lunacy</text:p>
          </table:table-cell>
          <table:table-cell office:value-type="string" calcext:value-type="string">
            <text:p>Shmup Up</text:p>
          </table:table-cell>
          <table:table-cell office:value-type="string" calcext:value-type="string">
            <text:p>Stop &amp; Go Space Station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leet Streets</text:p>
          </table:table-cell>
          <table:table-cell table:style-name="ce5" office:value-type="string" calcext:value-type="string">
            <text:p>Frigid Frigates</text:p>
          </table:table-cell>
          <table:table-cell office:value-type="string" calcext:value-type="string">
            <text:p>Ice Mines</text:p>
          </table:table-cell>
          <table:table-cell office:value-type="string" calcext:value-type="string">
            <text:p>Sherbet Slopes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Tubboat Blues</text:p>
          </table:table-cell>
          <table:table-cell office:value-type="string" calcext:value-type="string">
            <text:p>Banana Beach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Pirate Riot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table:style-name="ce5" office:value-type="string" calcext:value-type="string">
            <text:p>Soupy Sewers</text:p>
          </table:table-cell>
          <table:table-cell table:style-name="ce5"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Conveyor Slayer</text:p>
          </table:table-cell>
          <table:table-cell office:value-type="string" calcext:value-type="string">
            <text:p>Ne'er Saw It Coming</text:p>
          </table:table-cell>
          <table:table-cell table:style-name="ce5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table:style-name="Default" office:value-type="string" calcext:value-type="string">
            <text:p>Donut Dungeon</text:p>
          </table:table-cell>
          <table:table-cell table:style-name="ce5" office:value-type="string" calcext:value-type="string">
            <text:p>Golden Gear Soli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1" table:number-columns-repeated="6"/>
          <table:table-cell/>
        </table:table-row>
        <table:table-row table:style-name="ro1">
          <table:table-cell table:style-name="Default"/>
          <table:table-cell office:value-type="string" calcext:value-type="string">
            <text:p>Special</text:p>
          </table:table-cell>
          <table:table-cell table:style-name="Default"/>
          <table:table-cell/>
          <table:table-cell table:style-name="ce5" office:value-type="string" calcext:value-type="string">
            <text:p>Mart Cart Madness</text:p>
          </table:table-cell>
          <table:table-cell table:style-name="ce5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Commercial</text:p>
          </table:table-cell>
          <table:table-cell table:style-name="Default" office:value-type="string" calcext:value-type="string">
            <text:p>Sterling Mall</text:p>
          </table:table-cell>
          <table:table-cell table:number-columns-repeated="2"/>
          <table:table-cell table:style-name="ce5" office:value-type="string" calcext:value-type="string">
            <text:p>Mart Cart Madness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Toys</text:p>
          </table:table-cell>
          <table:table-cell table:style-name="Default" office:value-type="string" calcext:value-type="string">
            <text:p>Toy Block Town</text:p>
          </table:table-cell>
          <table:table-cell/>
          <table:table-cell office:value-type="string" calcext:value-type="string">
            <text:p>Carnival Capitalism Zone</text:p>
          </table:table-cell>
          <table:table-cell table:style-name="ce5" office:value-type="string" calcext:value-type="string">
            <text:p>Maybe I'm a Maze</text:p>
          </table:table-cell>
          <table:table-cell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13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 style:data-style-name="N2" text:time-value="21:21:53.3265960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7-11-20T21:22:09.437757916</dc:date>
    <meta:editing-duration>PT13H2M29S</meta:editing-duration>
    <meta:editing-cycles>116</meta:editing-cycles>
    <meta:generator>LibreOffice/5.1.6.2$Linux_X86_64 LibreOffice_project/10m0$Build-2</meta:generator>
    <meta:document-statistic meta:table-count="2" meta:cell-count="101" meta:object-count="0"/>
  </office:meta>
</office:document-meta>
</file>